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http://www.w3.org/2001/SMIL20/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color="#000080" draw:fill="solid" draw:fill-color="#fce6ab" draw:auto-grow-height="false" fo:min-height="0cm" fo:min-width="0cm"/>
    </style:style>
    <style:style style:name="gr2" style:family="graphic" style:parent-style-name="standard">
      <style:graphic-properties draw:fill-color="#fccf62" draw:auto-grow-height="false" fo:min-height="0cm" fo:min-width="0cm" fo:wrap-option="no-wrap"/>
    </style:style>
    <style:style style:name="gr3" style:family="graphic" style:parent-style-name="standard">
      <style:graphic-properties draw:fill-color="#000080" draw:auto-grow-height="false" fo:min-height="0cm" fo:min-width="0cm" fo:padding-left="0.127cm" fo:padding-right="0.127cm" fo:wrap-option="no-wrap"/>
    </style:style>
    <style:style style:name="gr4" style:family="graphic" style:parent-style-name="standard">
      <style:graphic-properties svg:stroke-color="#000080" draw:marker-start="Symmetric_20_Arrow" draw:marker-end="Symmetric_20_Arrow" draw:marker-end-width="0.3cm" draw:textarea-horizontal-align="center" draw:textarea-vertical-align="middle"/>
    </style:style>
    <style:style style:name="gr5" style:family="graphic" style:parent-style-name="standard">
      <style:graphic-properties draw:stroke="dash" draw:stroke-dash="Fine_20_Dashed_20__28_var_29_" svg:stroke-width="0.051cm" svg:stroke-color="#000080" draw:marker-start="Symmetric_20_Arrow" draw:marker-start-width="0.381cm" draw:marker-end="Symmetric_20_Arrow" draw:marker-end-width="0.381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051cm" svg:stroke-color="#fccf62" draw:marker-start-width="0.381cm" draw:marker-end-width="0.381cm" draw:fill="none" draw:fill-color="#ffffff" draw:auto-grow-width="true" fo:min-height="0.713cm" fo:min-width="2.042cm" fo:padding-top="0.151cm" fo:padding-bottom="0.151cm" fo:padding-left="0.276cm" fo:padding-right="0.276cm"/>
    </style:style>
    <style:style style:name="gr7" style:family="graphic" style:parent-style-name="standard">
      <style:graphic-properties draw:stroke="solid" svg:stroke-color="#000080" draw:fill="solid" draw:fill-color="#fccf62" fo:min-height="0.733cm" draw:shadow-offset-x="0.305cm" draw:shadow-offset-y="0.305cm"/>
    </style:style>
    <style:style style:name="P1" style:family="paragraph">
      <style:paragraph-properties fo:margin-left="0cm" fo:margin-right="0cm" fo:text-align="center" fo:text-indent="0cm">
        <style:tab-stops/>
      </style:paragraph-properties>
      <style:text-properties fo:font-size="12pt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color="#000080" fo:font-size="11pt"/>
    </style:style>
    <style:style style:name="P4" style:family="paragraph">
      <style:text-properties fo:font-size="11pt" style:font-size-asian="18pt" style:font-size-complex="18pt"/>
    </style:style>
    <style:style style:name="P5" style:family="paragraph">
      <style:paragraph-properties fo:margin-left="0cm" fo:margin-right="0cm" fo:text-align="center" fo:text-indent="0cm"/>
      <style:text-properties fo:color="#fccf62" fo:font-size="12pt" fo:font-weight="bold" style:font-size-asian="18pt" style:font-size-complex="18pt"/>
    </style:style>
    <style:style style:name="P6" style:family="paragraph">
      <style:paragraph-properties fo:margin-left="0cm" fo:margin-right="0cm" fo:text-align="center" fo:text-indent="0cm"/>
      <style:text-properties fo:color="#fce6ab" fo:font-size="12pt" fo:font-weight="bold" style:font-size-asian="18pt" style:font-size-complex="18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align="center" fo:text-indent="0cm"/>
      <style:text-properties fo:color="#000080" fo:font-size="16pt" fo:font-weight="bold"/>
    </style:style>
    <style:style style:name="P9" style:family="paragraph">
      <style:paragraph-properties fo:margin-left="0cm" fo:margin-right="0cm" fo:text-indent="0cm"/>
      <style:text-properties fo:color="#000080" fo:font-weight="bold"/>
    </style:style>
    <style:style style:name="P10" style:family="paragraph">
      <style:paragraph-properties fo:margin-left="0cm" fo:margin-right="0cm" fo:text-align="center" fo:text-indent="0cm"/>
      <style:text-properties fo:color="#000080" fo:font-size="11pt" fo:font-weight="bold"/>
    </style:style>
    <style:style style:name="T1" style:family="text">
      <style:text-properties fo:color="#000080" fo:font-size="11pt"/>
    </style:style>
    <style:style style:name="T2" style:family="text">
      <style:text-properties fo:color="#fccf62" fo:font-size="12pt" fo:font-weight="bold" style:font-size-asian="18pt" style:font-size-complex="18pt"/>
    </style:style>
    <style:style style:name="T3" style:family="text">
      <style:text-properties fo:color="#fce6ab" fo:font-size="12pt" fo:font-weight="bold" style:font-size-asian="18pt" style:font-size-complex="18pt"/>
    </style:style>
    <style:style style:name="T4" style:family="text">
      <style:text-properties fo:color="#000080" fo:font-size="16pt" fo:font-weight="bold"/>
    </style:style>
    <style:style style:name="T5" style:family="text">
      <style:text-properties fo:color="#000080" fo:font-weight="bold"/>
    </style:style>
    <style:style style:name="T6" style:family="text">
      <style:text-properties fo:color="#000080" fo:font-size="11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398cm" svg:height="4.445cm" svg:x="1.651cm" svg:y="3.607cm">
          <text:p/>
          <draw:enhanced-geometry svg:viewBox="0 0 10800 10800" draw:text-areas="?f3 ?f4 ?f1 ?f2" draw:type="round-rectangle" draw:modifiers="3600">
            <draw:equation draw:name="f0" draw:formula="$0 /3"/>
            <draw:equation draw:name="f1" draw:formula="right-?f0 "/>
            <draw:equation draw:name="f2" draw:formula="bottom-?f0 "/>
            <draw:equation draw:name="f3" draw:formula="left+?f0 "/>
            <draw:equation draw:name="f4" draw:formula="top+?f0 "/>
          </draw:enhanced-geometry>
        </draw:custom-shape>
        <draw:custom-shape draw:style-name="gr2" draw:text-style-name="P3" draw:id="id5" draw:layer="layout" svg:width="2.413cm" svg:height="1.016cm" svg:x="5.461cm" svg:y="4.115cm">
          <text:p text:style-name="P2"><text:span text:style-name="T1">Execution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4.191cm" svg:height="4.191cm" svg:x="6.096cm" svg:y="15.418cm">
          <text:p/>
          <draw:enhanced-geometry svg:viewBox="0 0 10800 10800" draw:mirror-horizontal="false" draw:mirror-vertical="false" draw:text-areas="?f3 ?f4 ?f1 ?f2" draw:type="round-rectangle" draw:modifiers="3600">
            <draw:equation draw:name="f0" draw:formula="$0 /3"/>
            <draw:equation draw:name="f1" draw:formula="right-?f0 "/>
            <draw:equation draw:name="f2" draw:formula="bottom-?f0 "/>
            <draw:equation draw:name="f3" draw:formula="left+?f0 "/>
            <draw:equation draw:name="f4" draw:formula="top+?f0 "/>
          </draw:enhanced-geometry>
        </draw:custom-shape>
        <draw:custom-shape draw:style-name="gr1" draw:text-style-name="P4" draw:layer="layout" svg:width="4.191cm" svg:height="4.064cm" svg:x="13.081cm" svg:y="10.084cm">
          <text:p/>
          <draw:enhanced-geometry svg:viewBox="0 0 10800 10800" draw:text-areas="?f3 ?f4 ?f1 ?f2" draw:type="round-rectangle" draw:modifiers="3600">
            <draw:equation draw:name="f0" draw:formula="$0 /3"/>
            <draw:equation draw:name="f1" draw:formula="right-?f0 "/>
            <draw:equation draw:name="f2" draw:formula="bottom-?f0 "/>
            <draw:equation draw:name="f3" draw:formula="left+?f0 "/>
            <draw:equation draw:name="f4" draw:formula="top+?f0 "/>
          </draw:enhanced-geometry>
        </draw:custom-shape>
        <draw:custom-shape draw:style-name="gr1" draw:text-style-name="P4" draw:layer="layout" svg:width="7.493cm" svg:height="4.064cm" svg:x="4.445cm" svg:y="10.084cm">
          <text:p/>
          <draw:enhanced-geometry svg:viewBox="0 0 10800 10800" draw:text-areas="?f3 ?f4 ?f1 ?f2" draw:type="round-rectangle" draw:modifiers="3600">
            <draw:equation draw:name="f0" draw:formula="$0 /3"/>
            <draw:equation draw:name="f1" draw:formula="right-?f0 "/>
            <draw:equation draw:name="f2" draw:formula="bottom-?f0 "/>
            <draw:equation draw:name="f3" draw:formula="left+?f0 "/>
            <draw:equation draw:name="f4" draw:formula="top+?f0 "/>
          </draw:enhanced-geometry>
        </draw:custom-shape>
        <draw:custom-shape draw:style-name="gr1" draw:text-style-name="P4" draw:layer="layout" svg:width="4.191cm" svg:height="4.445cm" svg:x="13.081cm" svg:y="3.607cm">
          <text:p/>
          <draw:enhanced-geometry svg:viewBox="0 0 10800 10800" draw:text-areas="?f3 ?f4 ?f1 ?f2" draw:type="round-rectangle" draw:modifiers="3600">
            <draw:equation draw:name="f0" draw:formula="$0 /3"/>
            <draw:equation draw:name="f1" draw:formula="right-?f0 "/>
            <draw:equation draw:name="f2" draw:formula="bottom-?f0 "/>
            <draw:equation draw:name="f3" draw:formula="left+?f0 "/>
            <draw:equation draw:name="f4" draw:formula="top+?f0 "/>
          </draw:enhanced-geometry>
        </draw:custom-shape>
        <draw:custom-shape draw:style-name="gr2" draw:text-style-name="P3" draw:id="id9" draw:layer="layout" svg:width="2.413cm" svg:height="1.016cm" svg:x="14.097cm" svg:y="12.878cm">
          <text:p text:style-name="P2"><text:span text:style-name="T1">Execution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id="id4" draw:layer="layout" svg:width="2.413cm" svg:height="1.016cm" svg:x="8.255cm" svg:y="4.115cm">
          <text:p text:style-name="P2"><text:span text:style-name="T1">Execution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id="id2" draw:layer="layout" svg:width="2.413cm" svg:height="1.016cm" svg:x="13.97cm" svg:y="3.988cm">
          <text:p text:style-name="P2"><text:span text:style-name="T1">Execution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id="id10" draw:layer="layout" svg:width="2.286cm" svg:height="1.016cm" svg:x="9.271cm" svg:y="12.624cm">
          <text:p text:style-name="P2"><text:span text:style-name="T1">Execution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id="id11" draw:layer="layout" svg:width="2.286cm" svg:height="1.016cm" svg:x="4.953cm" svg:y="12.624cm">
          <text:p text:style-name="P2"><text:span text:style-name="T1">Execution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id="id12" draw:layer="layout" svg:width="2.413cm" svg:height="1.016cm" svg:x="6.985cm" svg:y="18.339cm">
          <text:p text:style-name="P2"><text:span text:style-name="T1">Execution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id="id6" draw:layer="layout" svg:width="2.667cm" svg:height="1.397cm" svg:x="6.858cm" svg:y="10.465cm">
          <text:p text:style-name="P2"><text:span text:style-name="T2">Service Manager</text:span></text:p>
          <draw:enhanced-geometry svg:viewBox="0 0 10800 10800" draw:text-areas="?f3 ?f4 ?f1 ?f2" draw:type="round-rectangle" draw:modifiers="3600">
            <draw:equation draw:name="f0" draw:formula="$0 /3"/>
            <draw:equation draw:name="f1" draw:formula="right-?f0 "/>
            <draw:equation draw:name="f2" draw:formula="bottom-?f0 "/>
            <draw:equation draw:name="f3" draw:formula="left+?f0 "/>
            <draw:equation draw:name="f4" draw:formula="top+?f0 "/>
          </draw:enhanced-geometry>
        </draw:custom-shape>
        <draw:custom-shape draw:style-name="gr3" draw:text-style-name="P5" draw:id="id3" draw:layer="layout" svg:width="2.667cm" svg:height="1.397cm" svg:x="6.858cm" svg:y="6.147cm">
          <text:p text:style-name="P2"><text:span text:style-name="T2">Service Manager</text:span></text:p>
          <draw:enhanced-geometry svg:viewBox="0 0 10800 10800" draw:text-areas="?f3 ?f4 ?f1 ?f2" draw:type="round-rectangle" draw:modifiers="3600">
            <draw:equation draw:name="f0" draw:formula="$0 /3"/>
            <draw:equation draw:name="f1" draw:formula="right-?f0 "/>
            <draw:equation draw:name="f2" draw:formula="bottom-?f0 "/>
            <draw:equation draw:name="f3" draw:formula="left+?f0 "/>
            <draw:equation draw:name="f4" draw:formula="top+?f0 "/>
          </draw:enhanced-geometry>
        </draw:custom-shape>
        <draw:custom-shape draw:style-name="gr3" draw:text-style-name="P5" draw:id="id1" draw:layer="layout" svg:width="2.667cm" svg:height="1.397cm" svg:x="13.843cm" svg:y="6.147cm">
          <text:p text:style-name="P2"><text:span text:style-name="T2">Service Manager</text:span></text:p>
          <draw:enhanced-geometry svg:viewBox="0 0 10800 10800" draw:text-areas="?f3 ?f4 ?f1 ?f2" draw:type="round-rectangle" draw:modifiers="3600">
            <draw:equation draw:name="f0" draw:formula="$0 /3"/>
            <draw:equation draw:name="f1" draw:formula="right-?f0 "/>
            <draw:equation draw:name="f2" draw:formula="bottom-?f0 "/>
            <draw:equation draw:name="f3" draw:formula="left+?f0 "/>
            <draw:equation draw:name="f4" draw:formula="top+?f0 "/>
          </draw:enhanced-geometry>
        </draw:custom-shape>
        <draw:custom-shape draw:style-name="gr3" draw:text-style-name="P5" draw:id="id8" draw:layer="layout" svg:width="2.667cm" svg:height="1.397cm" svg:x="13.97cm" svg:y="10.465cm">
          <text:p text:style-name="P2"><text:span text:style-name="T2">Service Manager</text:span></text:p>
          <draw:enhanced-geometry svg:viewBox="0 0 10800 10800" draw:text-areas="?f3 ?f4 ?f1 ?f2" draw:type="round-rectangle" draw:modifiers="3600">
            <draw:equation draw:name="f0" draw:formula="$0 /3"/>
            <draw:equation draw:name="f1" draw:formula="right-?f0 "/>
            <draw:equation draw:name="f2" draw:formula="bottom-?f0 "/>
            <draw:equation draw:name="f3" draw:formula="left+?f0 "/>
            <draw:equation draw:name="f4" draw:formula="top+?f0 "/>
          </draw:enhanced-geometry>
        </draw:custom-shape>
        <draw:custom-shape draw:style-name="gr3" draw:text-style-name="P6" draw:id="id7" draw:layer="layout" svg:width="2.667cm" svg:height="1.397cm" svg:x="6.858cm" svg:y="15.799cm">
          <text:p text:style-name="P2"><text:span text:style-name="T3">Service Manager</text:span></text:p>
          <draw:enhanced-geometry svg:viewBox="0 0 10800 10800" draw:mirror-horizontal="false" draw:mirror-vertical="false" draw:text-areas="?f3 ?f4 ?f1 ?f2" draw:type="round-rectangle" draw:modifiers="3600">
            <draw:equation draw:name="f0" draw:formula="$0 /3"/>
            <draw:equation draw:name="f1" draw:formula="right-?f0 "/>
            <draw:equation draw:name="f2" draw:formula="bottom-?f0 "/>
            <draw:equation draw:name="f3" draw:formula="left+?f0 "/>
            <draw:equation draw:name="f4" draw:formula="top+?f0 "/>
          </draw:enhanced-geometry>
        </draw:custom-shape>
        <draw:connector draw:style-name="gr4" draw:text-style-name="P7" draw:layer="layout" draw:type="line" svg:x1="15.175cm" svg:y1="6.147cm" svg:x2="15.175cm" svg:y2="5.004cm" draw:start-shape="id1" draw:start-glue-point="0" draw:end-shape="id2" draw:end-glue-point="2">
          <text:p/>
        </draw:connector>
        <draw:connector draw:style-name="gr4" draw:text-style-name="P7" draw:layer="layout" draw:type="line" svg:x1="8.19cm" svg:y1="6.147cm" svg:x2="9.46cm" svg:y2="5.131cm" draw:start-shape="id3" draw:start-glue-point="0" draw:end-shape="id4" draw:end-glue-point="2">
          <text:p/>
        </draw:connector>
        <draw:connector draw:style-name="gr4" draw:text-style-name="P7" draw:layer="layout" draw:type="line" svg:x1="8.19cm" svg:y1="6.147cm" svg:x2="6.666cm" svg:y2="5.131cm" draw:start-shape="id3" draw:start-glue-point="0" draw:end-shape="id5" draw:end-glue-point="2">
          <text:p/>
        </draw:connector>
        <draw:connector draw:style-name="gr5" draw:text-style-name="P7" draw:layer="layout" draw:type="line" svg:x1="13.843cm" svg:y1="6.844cm" svg:x2="9.524cm" svg:y2="6.844cm" draw:start-shape="id1" draw:end-shape="id3" draw:end-glue-point="1">
          <text:p/>
        </draw:connector>
        <draw:connector draw:style-name="gr5" draw:text-style-name="P7" draw:layer="layout" draw:type="line" svg:x1="8.19cm" svg:y1="10.465cm" svg:x2="8.19cm" svg:y2="7.543cm" draw:start-shape="id6" draw:start-glue-point="0" draw:end-shape="id3" draw:end-glue-point="2">
          <text:p/>
        </draw:connector>
        <draw:connector draw:style-name="gr5" draw:text-style-name="P7" draw:layer="layout" draw:type="line" svg:x1="8.19cm" svg:y1="15.799cm" svg:x2="8.19cm" svg:y2="11.861cm" draw:start-shape="id7" draw:start-glue-point="0" draw:end-shape="id6" draw:end-glue-point="2">
          <text:p/>
        </draw:connector>
        <draw:connector draw:style-name="gr5" draw:text-style-name="P7" draw:layer="layout" draw:type="line" svg:x1="13.97cm" svg:y1="11.162cm" svg:x2="9.524cm" svg:y2="11.162cm" draw:start-shape="id8" draw:start-glue-point="3" draw:end-shape="id6">
          <text:p/>
        </draw:connector>
        <draw:connector draw:style-name="gr4" draw:text-style-name="P7" draw:layer="layout" draw:type="line" svg:x1="15.302cm" svg:y1="12.878cm" svg:x2="15.302cm" svg:y2="11.861cm" draw:start-shape="id9" draw:start-glue-point="0" draw:end-shape="id8" draw:end-glue-point="2">
          <text:p/>
        </draw:connector>
        <draw:connector draw:style-name="gr4" draw:text-style-name="P7" draw:layer="layout" draw:type="line" svg:x1="9.524cm" svg:y1="11.162cm" svg:x2="10.414cm" svg:y2="12.624cm" draw:start-shape="id6" draw:start-glue-point="1" draw:end-shape="id10" draw:end-glue-point="0">
          <text:p/>
        </draw:connector>
        <draw:connector draw:style-name="gr4" draw:text-style-name="P7" draw:layer="layout" draw:type="line" svg:x1="6.858cm" svg:y1="11.162cm" svg:x2="6.096cm" svg:y2="12.624cm" draw:start-shape="id6" draw:start-glue-point="3" draw:end-shape="id11" draw:end-glue-point="0">
          <text:p/>
        </draw:connector>
        <draw:connector draw:style-name="gr4" draw:text-style-name="P7" draw:layer="layout" draw:type="line" svg:x1="8.19cm" svg:y1="18.339cm" svg:x2="8.19cm" svg:y2="17.195cm" draw:start-shape="id12" draw:start-glue-point="0" draw:end-shape="id7" draw:end-glue-point="2">
          <text:p/>
        </draw:connector>
        <draw:frame draw:style-name="gr6" draw:text-style-name="P8" draw:layer="layout" svg:width="2.594cm" svg:height="1.015cm" svg:x="4.728cm" svg:y="2.845cm">
          <draw:text-box>
            <text:p text:style-name="P2"><text:span text:style-name="T4">Node 1</text:span></text:p>
          </draw:text-box>
        </draw:frame>
        <draw:frame draw:style-name="gr6" draw:text-style-name="P8" draw:layer="layout" svg:width="2.594cm" svg:height="1.015cm" svg:x="13.872cm" svg:y="2.783cm">
          <draw:text-box>
            <text:p text:style-name="P2"><text:span text:style-name="T4">Node 2</text:span></text:p>
          </draw:text-box>
        </draw:frame>
        <draw:frame draw:style-name="gr6" draw:text-style-name="P8" draw:layer="layout" svg:width="2.594cm" svg:height="1.015cm" svg:x="4.855cm" svg:y="9.322cm">
          <draw:text-box>
            <text:p text:style-name="P2"><text:span text:style-name="T4">Node 3</text:span></text:p>
          </draw:text-box>
        </draw:frame>
        <draw:frame draw:style-name="gr6" draw:text-style-name="P8" draw:layer="layout" svg:width="2.594cm" svg:height="1.015cm" svg:x="13.253cm" svg:y="9.286cm">
          <draw:text-box>
            <text:p text:style-name="P2"><text:span text:style-name="T4">Node 4</text:span></text:p>
          </draw:text-box>
        </draw:frame>
        <draw:frame draw:style-name="gr6" draw:text-style-name="P8" draw:layer="layout" svg:width="2.594cm" svg:height="1.015cm" svg:x="8.173cm" svg:y="14.656cm">
          <draw:text-box>
            <text:p text:style-name="P2"><text:span text:style-name="T4">Node 5</text:span></text:p>
          </draw:text-box>
        </draw:frame>
        <draw:frame draw:style-name="gr7" draw:text-style-name="P9" draw:layer="layout" svg:width="10.033cm" svg:height="0.983cm" svg:x="3.556cm" svg:y="1.067cm">
          <draw:text-box>
            <text:p text:style-name="P2"><text:span text:style-name="T5">HIGH-LEVEL ARCHITECTURE</text:span></text:p>
          </draw:text-box>
        </draw:frame>
        <draw:custom-shape draw:style-name="gr2" draw:text-style-name="P10" draw:id="id13" draw:layer="layout" svg:width="3.302cm" svg:height="1.651cm" svg:x="2.286cm" svg:y="6.02cm">
          <text:p text:style-name="P2"><text:span text:style-name="T6">GUI</text:span></text:p>
          <text:p text:style-name="P2"><text:span text:style-name="T6">Monitoring</text:span></text:p>
          <text:p text:style-name="P2"><text:span text:style-name="T6">Administ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7" draw:layer="layout" draw:type="line" svg:x1="6.858cm" svg:y1="6.844cm" svg:x2="5.588cm" svg:y2="6.844cm" draw:start-shape="id3" draw:start-glue-point="3" draw:end-shape="id13" draw:end-glue-point="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http://www.w3.org/2001/SMIL20/" xmlns:anim="urn:oasis:names:tc:opendocument:xmlns:animation:1.0" office:version="1.0">
  <office:styles>
    <draw:marker draw:name="Arrow" svg:viewBox="0 0 20 30" svg:d="m10 0-10 30h20z"/>
    <draw:marker draw:name="Symmetric_20_Arrow" draw:display-name="Symmetric Arrow" svg:viewBox="0 0 1131 902" svg:d="m564 0-564 902h1131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178cm" fo:margin-bottom="1.198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b8e6fe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http://www.w3.org/2001/SMIL20/" xmlns:anim="urn:oasis:names:tc:opendocument:xmlns:animation:1.0" office:version="1.0">
  <office:meta>
    <meta:generator>OpenOffice.org/1.9.79$Win32 OpenOffice.org_project/680m79$Build-8876$CWS-ooo20beta</meta:generator>
    <meta:creation-date>2005-04-16T16:52:48</meta:creation-date>
    <dc:date>2005-04-17T10:25:46</dc:date>
    <dc:language>en-US</dc:language>
    <meta:editing-cycles>6</meta:editing-cycles>
    <meta:editing-duration>PT1H15M0S</meta:editing-duration>
    <meta:user-defined meta:name="Info 1"/>
    <meta:user-defined meta:name="Info 2"/>
    <meta:user-defined meta:name="Info 3"/>
    <meta:user-defined meta:name="Info 4"/>
    <meta:document-statistic meta:object-count="36"/>
  </office:meta>
</office:document-meta>
</file>